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0813" officeooo:paragraph-rsid="00080813"/>
    </style:style>
    <style:style style:name="P2" style:family="paragraph" style:parent-style-name="Standard" style:list-style-name="L3">
      <style:text-properties officeooo:rsid="00080813" officeooo:paragraph-rsid="000c0de9"/>
    </style:style>
    <style:style style:name="P3" style:family="paragraph" style:parent-style-name="Standard">
      <style:text-properties officeooo:rsid="00080813" officeooo:paragraph-rsid="000c0de9"/>
    </style:style>
    <style:style style:name="P4" style:family="paragraph" style:parent-style-name="Standard">
      <style:text-properties officeooo:rsid="0009e045" officeooo:paragraph-rsid="00080813"/>
    </style:style>
    <style:style style:name="P5" style:family="paragraph" style:parent-style-name="Standard">
      <style:text-properties officeooo:rsid="000c0de9" officeooo:paragraph-rsid="000c0de9"/>
    </style:style>
    <style:style style:name="P6" style:family="paragraph" style:parent-style-name="Standard">
      <style:text-properties officeooo:rsid="000c0de9" officeooo:paragraph-rsid="0009e045"/>
    </style:style>
    <style:style style:name="P7" style:family="paragraph" style:parent-style-name="Standard">
      <style:text-properties officeooo:rsid="000c0de9" officeooo:paragraph-rsid="000d5dc5"/>
    </style:style>
    <style:style style:name="P8" style:family="paragraph" style:parent-style-name="Standard" style:list-style-name="L3">
      <style:text-properties officeooo:paragraph-rsid="000c0de9"/>
    </style:style>
    <style:style style:name="P9" style:family="paragraph" style:parent-style-name="Standard" style:list-style-name="L1">
      <style:text-properties fo:font-weight="bold" officeooo:rsid="000c0de9" officeooo:paragraph-rsid="000c0de9" style:font-weight-asian="bold" style:font-weight-complex="bold"/>
    </style:style>
    <style:style style:name="P10" style:family="paragraph" style:parent-style-name="Standard" style:list-style-name="L1">
      <style:text-properties fo:font-weight="bold" officeooo:rsid="00080813" officeooo:paragraph-rsid="0008081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e045" style:font-weight-asian="bold" style:font-weight-complex="bold"/>
    </style:style>
    <style:style style:name="T3" style:family="text">
      <style:text-properties fo:font-weight="bold" officeooo:rsid="000d3136" style:font-weight-asian="bold" style:font-weight-complex="bold"/>
    </style:style>
    <style:style style:name="T4" style:family="text">
      <style:text-properties officeooo:rsid="0009e045"/>
    </style:style>
    <style:style style:name="T5" style:family="text">
      <style:text-properties fo:font-weight="normal" officeooo:rsid="000a825b" style:font-weight-asian="normal" style:font-weight-complex="normal"/>
    </style:style>
    <style:style style:name="T6" style:family="text">
      <style:text-properties fo:font-weight="normal" officeooo:rsid="000b455a" style:font-weight-asian="normal" style:font-weight-complex="normal"/>
    </style:style>
    <style:style style:name="T7" style:family="text">
      <style:text-properties officeooo:rsid="000d3136"/>
    </style:style>
    <style:style style:name="T8" style:family="text">
      <style:text-properties officeooo:rsid="0010fd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51414961925995537" text:style-name="L1">
        <text:list-item>
          <text:p text:style-name="P10">Mise en place d'un perceptron simple</text:p>
        </text:list-item>
      </text:list>
      <text:p text:style-name="P1"/>
      <text:p text:style-name="P3"><text:tab/></text:p>
      <text:list xml:id="list4050293857785174072" text:style-name="L3">
        <text:list-item>
          <text:p text:style-name="P2">La fonction permettant d'évaluer la sortie d'un perceptron simple est codée dans le fichier <text:span text:style-name="T1">perceptron_simple.m</text:span> </text:p>
          <text:p text:style-name="P2"/>
        </text:list-item>
        <text:list-item>
          <text:p text:style-name="P8"><text:span text:style-name="T4">L'affichage de l'ensemble d'apprentissage dans le cas du OU logique et de la séparatrice associée aux poids du neurone se fait dans le fichier </text:span><text:span text:style-name="T2">affichage.m .</text:span><text:span text:style-name="T5"> </text:span><text:span text:style-name="T6">La fonction d'activation signe a été utilisé dans cet exemple.</text:span></text:p>
          <text:p text:style-name="P8"><text:span text:style-name="T6"/></text:p>
        </text:list-item>
      </text:list>
      <text:list xml:id="list181754568807959" text:continue-list="list8951414961925995537" text:style-name="L1">
        <text:list-item>
          <text:p text:style-name="P9"><text:span text:style-name="T8">Étude</text:span> de l'apprentissage </text:p>
        </text:list-item>
      </text:list>
      <text:p text:style-name="P5"/>
      <text:list xml:id="list181755521763762" text:continue-numbering="true" text:style-name="L1">
        <text:list-header>
          <text:p text:style-name="P9">2-1 <text:s text:c="2"/>Apprentissage simple</text:p>
        </text:list-header>
      </text:list>
      <text:p text:style-name="P5"><text:tab/></text:p>
      <text:p text:style-name="P7"><text:tab/> <text:s text:c="6"/><text:span text:style-name="T7">L'apprentissage simple est codé dans le fichier </text:span><text:span text:style-name="T3">apprentissage_simple.m</text:span><text:span text:style-name="T7"> à travers la <text:tab/>fonction <text:s/></text:span><text:span text:style-name="T3">apprentissage_simple</text:span><text:span text:style-name="T7"> qui renvoie les poids synaptiques du neurone après <text:tab/>apprentissage. Dans cette fonction, </text:span></text:p>
      <text:p text:style-name="P5"><text:tab/><text:tab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7:44:06.941200381</meta:creation-date>
    <meta:generator>LibreOffice/4.2.8.2$Linux_X86_64 LibreOffice_project/420m0$Build-2</meta:generator>
    <dc:date>2015-11-30T18:17:53.959902477</dc:date>
    <meta:editing-duration>PT31M27S</meta:editing-duration>
    <meta:editing-cycles>13</meta:editing-cycles>
    <meta:document-statistic meta:table-count="0" meta:image-count="0" meta:object-count="0" meta:page-count="1" meta:paragraph-count="11" meta:word-count="94" meta:character-count="642" meta:non-whitespace-character-count="540"/>
  </office:meta>
</office:document-meta>
</file>